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44744" officeooo:paragraph-rsid="00044744"/>
    </style:style>
    <style:style style:name="P2" style:family="paragraph" style:parent-style-name="Standard">
      <style:text-properties officeooo:rsid="0004cbe2" officeooo:paragraph-rsid="0004cbe2"/>
    </style:style>
    <style:style style:name="P3" style:family="paragraph" style:parent-style-name="Standard">
      <style:text-properties officeooo:rsid="0004cbe2" officeooo:paragraph-rsid="00056f94"/>
    </style:style>
    <style:style style:name="P4" style:family="paragraph" style:parent-style-name="Standard">
      <style:text-properties officeooo:rsid="00056f94" officeooo:paragraph-rsid="00056f94"/>
    </style:style>
    <style:style style:name="P5" style:family="paragraph" style:parent-style-name="Standard">
      <style:text-properties fo:font-weight="bold" officeooo:rsid="00044744" officeooo:paragraph-rsid="00044744" style:font-weight-asian="bold" style:font-weight-complex="bold"/>
    </style:style>
    <style:style style:name="P6" style:family="paragraph" style:parent-style-name="Standard">
      <style:text-properties fo:font-weight="bold" officeooo:rsid="0004cbe2" officeooo:paragraph-rsid="0004cbe2" style:font-weight-asian="bold" style:font-weight-complex="bold"/>
    </style:style>
    <style:style style:name="T1" style:family="text">
      <style:text-properties officeooo:rsid="0004cbe2"/>
    </style:style>
    <style:style style:name="T2" style:family="text">
      <style:text-properties officeooo:rsid="00056f94"/>
    </style:style>
    <style:style style:name="T3" style:family="text">
      <style:text-properties officeooo:rsid="00066e3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L’objectif de dématriçage </text:p>
      <text:p text:style-name="P1">La plupart des caméras utilisent des filtres colorés pour capturer des couleurs de la scène. Les</text:p>
      <text:p text:style-name="P1">matrices de Bayer, ou bien image en domaine de CFA (Color Filter Array, Figure 3.1) sont souvent</text:p>
      <text:p text:style-name="P1">utilisées et bien traitées depuis leur apparition( [Bay78]). Par conséquent, on acquiert des ver-</text:p>
      <text:p text:style-name="P1">sions sous - échantillonées des composantes rouge, vert et bleu. Il faut faire une interpolation à</text:p>
      <text:p text:style-name="P1">partir de ses données pour avoir une représentation complète de l’image. On appelle cette tâche</text:p>
      <text:p text:style-name="P1">Dématriçage ou bien Démosaicking. La qualité de cette procédure influence gravement la qualité des post-traitements et donc la qualité de l’image finale. </text:p>
      <text:p text:style-name="P1"/>
      <text:p text:style-name="P5">2) Pourquoi ce sujet ?</text:p>
      <text:p text:style-name="P1">Nous sommes intéressés par des applications d’imagerie et en particulier le pipeline de traitement d’images dans un caméra. Nous voyons que le dématriçage est un problème important pour la qualité d’une image issue de ce pipeline. Notamment, nous pouvons comprendre ce sujet avec la langage de traitement du signal que nous apprenons <text:span text:style-name="T1">au cours de 3ème et 4ème année. </text:span></text:p>
      <text:p text:style-name="P1"/>
      <text:p text:style-name="P6">3) Pour se focaliser sur ces deux méthodes en particulier ?</text:p>
      <text:p text:style-name="P2">La méthode de Hamilton-Adams (1997) est devenu une des méthodes les plus simples mais efficaces dans le problème de dématriçage depuis sa naissance. En utilisant des gradients inter-canaux pour définir la direction plus forte des contours locaux, elle permet d’éviter des interpolations à travers eux. </text:p>
      <text:p text:style-name="P2"/>
      <text:p text:style-name="P3">La méthode de L.Zhang est une technique avancée basée sur le framework de Hamilton-Adams. Dans ce travail, Zhang et al. proposent un modèle d’erreur pour <text:span text:style-name="T2">les </text:span>de<text:span text:style-name="T2">ux</text:span> interpolations <text:span text:style-name="T2">horizontale et verticale</text:span>, faisant des analyses spectrales afin de trouver une solution pour éliminer le « bruit d’interpolation ». <text:span text:style-name="T2">Les deux interpolations directionnelles seraient enfin fusionnées de manière que l’erreur finale soit minimale. Cette méthode est beaucoup plus robuste par rapport à celle de Hamilton-Adams, notamment lors de la présence des détailles de hautes fréquences dans l’image comme on verra au cours de ce projet. </text:span></text:p>
      <text:p text:style-name="P4"/>
      <text:p text:style-name="P4"><text:span text:style-name="T3">Ces deux méthodes nous clarifient un point de vue : </text:span>l’utilisation des technique de traitement du signal dans <text:span text:style-name="T3">le pipeline d’un certain problème technique induit souvent un résultat de plus haute qualité, car en pratique les signaux sont toujours bruité quelque soit l’origine de bruit, et cela dégrade donc la performance que nous souhaitons. <text:s/></text:span></text:p>
      <text:p text:style-name="P3"/>
      <text:p text:style-name="P3"><text:span text:style-name="T2"><text:s/></text:span><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9T11:06:07.808737338</meta:creation-date>
    <dc:date>2019-10-29T11:49:27.729072956</dc:date>
    <meta:editing-duration>PT7M58S</meta:editing-duration>
    <meta:editing-cycles>2</meta:editing-cycles>
    <meta:generator>LibreOffice/6.0.7.3$Linux_X86_64 LibreOffice_project/00m0$Build-3</meta:generator>
    <meta:document-statistic meta:table-count="0" meta:image-count="0" meta:object-count="0" meta:page-count="1" meta:paragraph-count="14" meta:word-count="371" meta:character-count="2377" meta:non-whitespace-character-count="2008"/>
  </office:meta>
</office:document-meta>
</file>